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D0000017F5F1B033C.png" manifest:media-type="image/png"/>
  <manifest:file-entry manifest:full-path="Pictures/10000000000003BA000004C8A969A68B.png" manifest:media-type="image/png"/>
  <manifest:file-entry manifest:full-path="Pictures/10000000000004C00000032423646BA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15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gr1" draw:text-style-name="P1" draw:layer="layout" svg:width="10.037cm" svg:height="6.445cm" svg:x="1.365cm" svg:y="2.055cm">
          <draw:image xlink:href="Pictures/10000000000004C00000032423646BAD.png" xlink:type="simple" xlink:show="embed" xlink:actuate="onLoad" draw:mime-type="image/png">
            <text:p/>
          </draw:image>
        </draw:frame>
        <draw:frame draw:style-name="gr1" draw:text-style-name="P1" draw:layer="layout" svg:width="10.824cm" svg:height="13.5cm" svg:x="8.86cm" svg:y="1.75cm">
          <draw:image xlink:href="Pictures/10000000000003BA000004C8A969A68B.png" xlink:type="simple" xlink:show="embed" xlink:actuate="onLoad" draw:mime-type="image/png">
            <text:p/>
          </draw:image>
        </draw:frame>
        <draw:frame draw:style-name="gr1" draw:text-style-name="P1" draw:layer="layout" svg:width="8.54cm" svg:height="13.417cm" svg:x="19.96cm" svg:y="1.75cm">
          <draw:image xlink:href="Pictures/10000000000000ED0000017F5F1B033C.png" xlink:type="simple" xlink:show="embed" xlink:actuate="onLoad" draw:mime-type="image/png">
            <text:p/>
          </draw:image>
        </draw:frame>
        <draw:frame draw:style-name="gr2" draw:text-style-name="P2" draw:layer="layout" svg:width="7.213cm" svg:height="3.065cm" svg:x="1.25cm" svg:y="8.621cm">
          <draw:text-box>
            <text:p>Virginia Norwood, ‘mother of LANDSAT’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Emplenat_20_blau" draw:display-name="Emplena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Emplenat_20_groc" draw:display-name="Emplenat groc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Emplenat_20_verd" draw:display-name="Emplenat ver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Emplenat_20_vermell" draw:display-name="Emplenat vermell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fael Poyatos</meta:initial-creator>
    <meta:creation-date>2026-05-01T22:32:04.584489309</meta:creation-date>
    <dc:date>2026-05-01T23:46:28.433363881</dc:date>
    <dc:creator>Rafael Poyatos</dc:creator>
    <meta:editing-duration>PT1H14M27S</meta:editing-duration>
    <meta:editing-cycles>3</meta:editing-cycles>
    <meta:generator>LibreOffice/24.2.7.2$Linux_X86_64 LibreOffice_project/420$Build-2</meta:generator>
    <meta:document-statistic meta:object-count="4"/>
  </office:meta>
</office:document-meta>
</file>